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6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3.51cm"/>
    </style:style>
    <style:style style:name="co4" style:family="table-column">
      <style:table-column-properties fo:break-before="auto" style:column-width="0.706cm"/>
    </style:style>
    <style:style style:name="co5" style:family="table-column">
      <style:table-column-properties fo:break-before="auto" style:column-width="0.515cm"/>
    </style:style>
    <style:style style:name="co6" style:family="table-column">
      <style:table-column-properties fo:break-before="auto" style:column-width="3.63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39" table:default-cell-style-name="ce1"/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11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1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11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1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1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11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1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11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1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1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12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2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12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1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1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12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2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12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1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1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16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6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16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16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16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16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6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16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16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16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16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6.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16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16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16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17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7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17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17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17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18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8.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18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18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18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18.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8.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18.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18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18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18.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8.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18.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18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18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19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9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19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19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19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20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0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20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20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20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20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0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20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2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2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20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0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20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20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20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23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3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23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2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2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2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2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2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2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2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2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2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2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2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2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3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3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3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3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31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1.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31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31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31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31.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1.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31.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31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31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33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3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33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3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3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34.1_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4.1_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34.1_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34.1_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34.1_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34.2_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4.2_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34.2_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34.2_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34.2_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34.3_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4.3_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34.3_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34.3_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34.3_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3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3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3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3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4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4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4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4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4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4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4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4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4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4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4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4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4.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4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4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4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4.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4.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4.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4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4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4.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4.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4.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4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4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6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6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6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6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6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1.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1.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1.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1.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2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2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2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2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2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2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2.3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2.3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2.3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2.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2.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2.3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2.3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2.3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2.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2.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2.3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2.3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2.3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2.3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2.3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2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2.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2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2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2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2.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2.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2.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2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2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2.6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2.6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2.6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2.6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2.6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2.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2.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2.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2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2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2.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2.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2.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2.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2.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11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1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11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1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1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12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2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12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1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1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12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2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12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1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1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15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5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15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15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15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17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7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17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17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17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17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7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17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17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17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18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8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18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18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18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18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8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18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18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18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18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8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18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18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18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20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0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20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2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2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20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0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20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20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20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21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1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21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2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2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22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2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22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22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22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23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3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23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2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2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24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4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24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2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2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24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4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24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2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2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25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5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25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25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25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25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5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25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25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25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2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2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2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2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2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2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2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2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3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3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3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3.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3.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3.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3.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4.1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1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4.1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4.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4.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4.1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1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4.1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4.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4.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4.1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1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4.1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4.1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4.1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4.1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1.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4.1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4.1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4.1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4.1.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1.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4.1.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4.1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4.1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4.1.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1.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4.1.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4.1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4.1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4.10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10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4.10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4.10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4.10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4.10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10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4.10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4.1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4.1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4.2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2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4.2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4.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4.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4.2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2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4.2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4.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4.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4.2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2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4.2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4.2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4.2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4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4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4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4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4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4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4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4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4.5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5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4.5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4.5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4.5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4.5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5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4.5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4.5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4.5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4.6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6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4.6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4.6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4.6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4.6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6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4.6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4.6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4.6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4.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4.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4.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4.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4.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4.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4.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4.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4.9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9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4.9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4.9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4.9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4.9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9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4.9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4.9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4.9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4.9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9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4.9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4.9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4.9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10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0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10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10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10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10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0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10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1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1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10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0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10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10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10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10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0.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10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10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10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11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1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11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1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1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11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1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11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1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1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12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2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12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1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1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12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2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12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1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1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13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3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13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1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1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13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3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13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1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1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14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4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14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1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1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14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4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14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1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1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16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6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16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16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16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16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6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16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16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16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17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7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17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17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17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17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7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17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17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17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17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7.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17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17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17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18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8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18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18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18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18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8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18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18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18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19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9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19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19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19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19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9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19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19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19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19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9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19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19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19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0.1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0.1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0.1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0.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0.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0.1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0.1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0.1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0.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0.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0.1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0.1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0.1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0.1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0.1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0.1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0.1.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0.1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0.1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0.1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0.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0.2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0.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0.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0.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0.2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0.2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0.2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0.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0.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0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0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0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0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0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1.1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1.1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1.1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1.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1.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1.1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1.1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1.1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1.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1.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1.1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1.1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1.1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1.1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1.1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1.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1.1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1.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1.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1.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1.1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1.1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1.1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1.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1.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1.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1.2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1.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1.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1.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1.2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1.2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1.2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1.2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1.2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2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2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2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2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2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2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3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3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3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3.2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3.2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3.2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3.2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3.2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3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3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3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4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4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4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6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6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6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6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6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9.1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9.1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9.1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9.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9.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29.1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9.1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29.1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29.1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29.1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30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0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30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30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30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30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0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30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3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3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30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0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30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30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30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32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2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32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3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3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32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2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32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3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3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32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2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32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32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32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34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4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34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3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3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34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4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34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3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3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3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3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3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3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3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3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3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3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3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3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3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3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4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4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4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4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4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4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4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4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7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7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7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7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7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7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7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7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7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7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8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8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8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8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8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8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8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8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8.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2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8.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8.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8.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8.2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2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8.2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8.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8.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8.2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2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8.2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8.2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8.2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8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8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8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8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8.3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3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8.3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8.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8.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8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8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8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8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8.4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4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8.4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8.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8.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8.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8.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8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8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8.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8.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8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8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8.7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7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8.7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8.7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8.7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8.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8.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8.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8.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9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9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9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9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9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5.9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9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5.9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5.9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5.9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6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6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6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6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6.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6.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6.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6.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6.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6.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6.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6.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6.12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12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6.12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6.1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6.1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6.12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12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6.12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6.1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6.1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6.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1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6.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6.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6.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6.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1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6.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6.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6.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6.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1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6.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6.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6.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6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6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6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6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6.3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3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6.3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6.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6.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6.3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3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6.3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6.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6.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6.3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3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6.3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6.3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6.3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6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6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6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6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6.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6.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6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6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6.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6.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6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6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6.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6.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6.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6.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6.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6.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6.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6.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6.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6.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6.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6.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1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1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1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1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1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1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1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1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1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.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1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1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1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1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1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2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2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2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2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2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2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2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2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2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2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2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2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2.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2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2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2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2.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2.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2.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2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2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2.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2.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2.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2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2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2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2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2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3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3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3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3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3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3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3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3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3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3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3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4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4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4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4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4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4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4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4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4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4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4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4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4.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4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4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4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4.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4.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4.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4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4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4.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4.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4.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4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4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4.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4.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4.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4.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4.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4.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4.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4.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4.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4.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5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5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5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5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5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5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5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5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5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5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5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5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5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5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5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5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5.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5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5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5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5.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5.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5.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5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5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5.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5.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5.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5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5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5.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5.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5.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5.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5.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6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6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6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6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6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6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6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6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6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6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6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6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6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6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6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6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6.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6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6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6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6.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6.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6.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6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6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6.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6.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6.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6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6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6.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6.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6.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6.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6.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6.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6.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6.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6.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6.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6.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6.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6.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6.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6.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BY_7.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BY_7.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BY_7.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BY_7.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 table:number-rows-repeated="1047717">
          <table:table-cell table:number-columns-repeated="257"/>
        </table:table-row>
        <table:table-row table:style-name="ro2" table:number-rows-repeated="561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 style:data-style-name="N2" text:time-value="20:45:27.90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1T19:43:11.878000000</meta:creation-date>
    <dc:date>2023-11-10T21:07:52.400000000</dc:date>
    <meta:editing-duration>PT10M29S</meta:editing-duration>
    <meta:editing-cycles>4</meta:editing-cycles>
    <meta:generator>LibreOffice/7.6.2.1$Windows_x86 LibreOffice_project/56f7684011345957bbf33a7ee678afaf4d2ba333</meta:generator>
    <meta:document-statistic meta:table-count="1" meta:cell-count="6534" meta:object-count="0"/>
  </office:meta>
</office:document-meta>
</file>